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20pt" officeooo:rsid="0007aac3" officeooo:paragraph-rsid="0007aac3" style:font-size-asian="17.5pt" style:font-size-complex="20pt"/>
    </style:style>
    <style:style style:name="P2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2pt" officeooo:rsid="0009c119" officeooo:paragraph-rsid="0009c119" style:font-size-asian="10.5pt" style:font-size-complex="12pt"/>
    </style:style>
    <style:style style:name="P3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2pt" officeooo:rsid="0009c119" officeooo:paragraph-rsid="0009c119" style:font-size-asian="10.5pt" style:font-size-complex="12pt"/>
    </style:style>
    <style:style style:name="P4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officeooo:rsid="000b405f" officeooo:paragraph-rsid="000b405f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tris Battle Royal</text:p>
      <text:p text:style-name="P2">Łukasz Kołakowski 198000</text:p>
      <text:p text:style-name="P2"/>
      <text:p text:style-name="P4">1. Wstęp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4:27:22.151266907</meta:creation-date>
    <dc:date>2025-04-08T16:42:51.970325770</dc:date>
    <meta:editing-duration>PT52M5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8" meta:character-count="52" meta:non-whitespace-character-count="46"/>
  </office:meta>
</office:document-meta>
</file>